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509dd3" officeooo:paragraph-rsid="003c4594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paragraph-rsid="00a40f39"/>
    </style:style>
    <style:style style:name="P3" style:family="paragraph" style:parent-style-name="Standard">
      <style:text-properties fo:color="#000000" fo:font-weight="bold" officeooo:paragraph-rsid="003c4594"/>
    </style:style>
    <style:style style:name="P4" style:family="paragraph" style:parent-style-name="Standard">
      <style:text-properties fo:font-weight="bold" officeooo:rsid="005267e9" officeooo:paragraph-rsid="005267e9"/>
    </style:style>
    <style:style style:name="P5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c85fae" officeooo:paragraph-rsid="00d370f2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c85fae" officeooo:paragraph-rsid="00d370f2" style:font-size-asian="18pt" style:font-weight-asian="bold" style:font-size-complex="18pt" style:font-weight-complex="bold"/>
    </style:style>
    <style:style style:name="P9" style:family="paragraph" style:parent-style-name="Standard" style:list-style-name="L1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10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c5f786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margin-left="0cm" fo:margin-right="0cm" fo:text-indent="0cm" style:auto-text-indent="false"/>
      <style:text-properties fo:font-size="18pt" fo:font-weight="bold" officeooo:paragraph-rsid="00c5f786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14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8c364e" style:font-weight-asian="bold" style:font-weight-complex="bold"/>
    </style:style>
    <style:style style:name="P15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c85fae" officeooo:paragraph-rsid="00ad25aa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15bed2" style:font-size-asian="18pt" style:font-weight-asian="bold" style:font-size-complex="18pt" style:font-weight-complex="bold"/>
    </style:style>
    <style:style style:name="T3" style:family="text">
      <style:text-properties fo:font-size="18pt" officeooo:rsid="00509dd3" style:font-size-asian="18pt" style:font-weight-asian="bold" style:font-size-complex="18pt" style:font-weight-complex="bold"/>
    </style:style>
    <style:style style:name="T4" style:family="text">
      <style:text-properties fo:font-size="18pt" officeooo:rsid="00bae540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000000" fo:letter-spacing="normal" fo:font-style="normal" officeooo:rsid="003c4594"/>
    </style:style>
    <style:style style:name="T7" style:family="text">
      <style:text-properties fo:font-variant="normal" fo:text-transform="none" fo:color="#000000" fo:letter-spacing="normal" fo:font-style="normal" officeooo:rsid="00bae540"/>
    </style:style>
    <style:style style:name="T8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9" style:family="text">
      <style:text-properties fo:font-variant="normal" fo:text-transform="none" fo:color="#000000" fo:font-size="18pt" fo:letter-spacing="normal" fo:font-style="normal" officeooo:rsid="00bae540" style:font-size-asian="18pt" style:font-size-complex="18pt"/>
    </style:style>
    <style:style style:name="T10" style:family="text">
      <style:text-properties fo:font-variant="normal" fo:text-transform="none" fo:color="#0066cc" fo:letter-spacing="normal" fo:font-style="normal" officeooo:rsid="00ad25aa"/>
    </style:style>
    <style:style style:name="T11" style:family="text">
      <style:text-properties fo:font-variant="normal" fo:text-transform="none" fo:color="#0066cc" fo:letter-spacing="normal" fo:font-style="normal" officeooo:rsid="00c5f786"/>
    </style:style>
    <style:style style:name="T12" style:family="text">
      <style:text-properties officeooo:rsid="002a6821"/>
    </style:style>
    <style:style style:name="T13" style:family="text">
      <style:text-properties officeooo:rsid="0054b68a"/>
    </style:style>
    <style:style style:name="T14" style:family="text">
      <style:text-properties officeooo:rsid="00551f18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officeooo:rsid="009cc487"/>
    </style:style>
    <style:style style:name="T17" style:family="text">
      <style:text-properties fo:color="#ff0000" officeooo:rsid="009cc487"/>
    </style:style>
    <style:style style:name="T18" style:family="text">
      <style:text-properties fo:color="#ff0000" officeooo:rsid="00c063df"/>
    </style:style>
    <style:style style:name="T19" style:family="text">
      <style:text-properties fo:color="#ff0000" officeooo:rsid="00c4f18c"/>
    </style:style>
    <style:style style:name="T20" style:family="text">
      <style:text-properties officeooo:rsid="00d2bd84"/>
    </style:style>
    <style:style style:name="T21" style:family="text">
      <style:text-properties officeooo:rsid="00d45c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P</text:span>lan piosenek <text:span text:style-name="T14">2014.02.04.</text:span></text:p>
      <text:p text:style-name="P6">#<text:span text:style-name="T13"># Eucharystia </text:span>#<text:span text:style-name="T17"> </text:span><text:span text:style-name="T18">będzie raczej bombowo </text:span><text:span text:style-name="T19">ale nie napewno</text:span><text:span text:style-name="T18"> </text:span><text:span text:style-name="T16">##</text:span>#</text:p>
      <text:list xml:id="list5117782469013777565" text:style-name="L1">
        <text:list-header>
          <text:p text:style-name="P10"><text:span text:style-name="T6">1. <text:s/></text:span><text:span text:style-name="T7">Duchu Święty, Boże, przyjdź</text:span></text:p>
          <text:p text:style-name="P11"><text:span text:style-name="T10">r</text:span><text:span text:style-name="T11">ef. X2??? zwr x1</text:span><text:span text:style-name="T10"> </text:span></text:p>
          <text:p text:style-name="P12"/>
          <text:p text:style-name="P13"><text:span text:style-name="T8">2. <text:s/></text:span><text:span text:style-name="T9">Niech nas ogarnie łaska Panie Twa</text:span></text:p>
          <text:p text:style-name="P9"/>
          <text:p text:style-name="P14"><text:span text:style-name="T5">3</text:span><text:span text:style-name="T15">. <text:s/></text:span><text:span text:style-name="T9">Ciebie całą duszą pragnę</text:span></text:p>
          <text:p text:style-name="P15">z x1 r x2: po r instrumental jakby 1 poczwórny sinus (góra, potem dół) (bardzo groźna piosenka)</text:p>
          <text:p text:style-name="P16"/>
        </text:list-header>
      </text:list>
      <text:p text:style-name="P3"><text:span text:style-name="T2">4</text:span><text:span text:style-name="T1">. <text:s/></text:span><text:span text:style-name="T4">Bóg nasz Pan</text:span></text:p>
      <text:p text:style-name="P1"/>
      <text:p text:style-name="P4"><text:span text:style-name="T3">5. </text:span><text:span text:style-name="T4">Boże Twa łaska</text:span></text:p>
      <text:p text:style-name="P8">jak pisze: r (sl 1 i 2) x2, z (sl 3) x2;</text:p>
      <text:p text:style-name="P7">na koniec <text:span text:style-name="T21">kazdego kółka</text:span> jest koncowka <text:span text:style-name="T20">(slajd 4)</text:span>: Wciąż więcej Ciebi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0M15S</meta:editing-duration>
    <meta:editing-cycles>228</meta:editing-cycles>
    <meta:generator>LibreOffice/4.1.2.3$Windows_x86 LibreOffice_project/40b2d7fde7e8d2d7bc5a449dc65df4d08a7dd38</meta:generator>
    <dc:date>2014-02-03T21:15:23.406000000</dc:date>
    <meta:document-statistic meta:table-count="0" meta:image-count="0" meta:object-count="0" meta:page-count="1" meta:paragraph-count="11" meta:word-count="82" meta:character-count="433" meta:non-whitespace-character-count="357"/>
    <meta:user-defined meta:name="Info 1"/>
    <meta:user-defined meta:name="Info 2"/>
    <meta:user-defined meta:name="Info 3"/>
    <meta:user-defined meta:name="Info 4"/>
  </office:meta>
</office:document-meta>
</file>